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1" table:default-cell-style-name="ce1"/>
        <table:table-row table:style-name="ro1">
          <table:table-cell office:value-type="string" calcext:value-type="string">
            <text:p>register_name</text:p>
          </table:table-cell>
          <table:table-cell office:value-type="string" calcext:value-type="string">
            <text:p>enum_na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bit_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C2DSTAT</text:p>
          </table:table-cell>
          <table:table-cell/>
          <table:table-cell office:value-type="string" calcext:value-type="string">
            <text:p>31-0</text:p>
          </table:table-cell>
          <table:table-cell office:value-type="string" calcext:value-type="string">
            <text:p>texture_memory_start_address</text:p>
          </table:table-cell>
          <table:table-cell/>
          <table:table-cell office:value-type="string" calcext:value-type="string">
            <text:p>0x13ffffe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2DLEN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transfer_length</text:p>
          </table:table-cell>
          <table:table-cell/>
          <table:table-cell office:value-type="string" calcext:value-type="string">
            <text:p>0xffffe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2DS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21</text:p>
          </table:table-cell>
          <table:table-cell office:value-type="string" calcext:value-type="string">
            <text:p>end_of_transferring_punch_through_lis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end_of_dma_sort_dma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nd_of_dma_ch2_dma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end_of_dma_dev_dma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nd_of_dma_ext_dma2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d_of_dma_ext_dma1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nd_of_dma_aica_dma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14</text:p>
          </table:table-cell>
          <table:table-cell office:value-type="string" calcext:value-type="string">
            <text:p>end_of_dma_gd_dma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maple_v_blank_over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end_of_dma_maple_dma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end_of_dma_pvr_dma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end_of_transferring_translucent_modifier_volume_lis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end_of_transferring_translucent_lis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end_of_transferring_opaque_modifier_volume_lis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end_of_transferring_opaque_lis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end_of_transferring_yuv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h_blank_in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v_blank_ou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v_blank_in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end_of_render_tsp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end_of_render_isp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end_of_render_video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31</text:p>
          </table:table-cell>
          <table:table-cell office:value-type="string" calcext:value-type="string">
            <text:p>sh4__if_access_inhibited_area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8</text:p>
          </table:table-cell>
          <table:table-cell office:value-type="string" calcext:value-type="string">
            <text:p>ddt__if_sort_dma_command_error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7</text:p>
          </table:table-cell>
          <table:table-cell office:value-type="string" calcext:value-type="string">
            <text:p>g2__time_out_in_cpu_access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6</text:p>
          </table:table-cell>
          <table:table-cell office:value-type="string" calcext:value-type="string">
            <text:p>g2__dev_dma_time_ou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g2__ext_dma2_time_ou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g2__ext_dma1_time_ou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3</text:p>
          </table:table-cell>
          <table:table-cell office:value-type="string" calcext:value-type="string">
            <text:p>g2__aica_dma_time_ou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g2__dev_dma_over_run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1</text:p>
          </table:table-cell>
          <table:table-cell office:value-type="string" calcext:value-type="string">
            <text:p>g2__ext_dma2_over_run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g2__ext_dma1_over_run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g2__aica_dma_over_run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8</text:p>
          </table:table-cell>
          <table:table-cell office:value-type="string" calcext:value-type="string">
            <text:p>g2__dev_dma_illegal_address_se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7</text:p>
          </table:table-cell>
          <table:table-cell office:value-type="string" calcext:value-type="string">
            <text:p>g2__ext_dma2_illegal_address_se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g2__ext_dma1_illegal_address_se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5</text:p>
          </table:table-cell>
          <table:table-cell office:value-type="string" calcext:value-type="string">
            <text:p>g2__aica_dma_illegal_address_se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4</text:p>
          </table:table-cell>
          <table:table-cell office:value-type="string" calcext:value-type="string">
            <text:p>g1__rom_flash_access_at_gd_dma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g1__gd_dma_over_run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g1__illegal_address_se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maple__illegal_command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maple__write_fifo_over_flow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maple__dma_over_run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aple__illegal_address_se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pvrif__dma_over_run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vrif__illegal_address_se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ta__fifo_overflow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a__illegal_parameter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a__object_list_pointer_overflow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__isp_tsp_parameter_overflow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der__hazard_processing_of_strip_buffer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nder__isp_out_of_cache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style-name="Default" table:number-columns-repeated="15"/>
        </table:table-row>
        <table:table-row table:style-name="ro1">
          <table:table-cell office:value-type="string" calcext:value-type="string">
            <text:p>FFS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olly_cpu_if_block_internal_write_buffe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ext:p>FFS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olly_g2_if_block_internal_write_buffe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ext:p>FFS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ica_internal_write_buffer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5"/>
        </table:table-row>
        <table:table-row table:style-name="ro1">
          <table:table-cell table:style-name="Default" office:value-type="string" calcext:value-type="string">
            <text:p>ISTEXT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Default" office:value-type="string" calcext:value-type="string">
            <text:p>external_device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ISTEXT</text:p>
          </table:table-cell>
          <table:table-cell table:style-name="Default"/>
          <table:table-cell table:style-name="ce3" office:value-type="float" office:value="2" calcext:value-type="float">
            <text:p>2</text:p>
          </table:table-cell>
          <table:table-cell table:style-name="Default" office:value-type="string" calcext:value-type="string">
            <text:p>modem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ISTEXT</text:p>
          </table:table-cell>
          <table:table-cell table:style-name="Default"/>
          <table:table-cell table:style-name="ce3" office:value-type="float" office:value="1" calcext:value-type="float">
            <text:p>1</text:p>
          </table:table-cell>
          <table:table-cell table:style-name="Default" office:value-type="string" calcext:value-type="string">
            <text:p>aica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ISTEXT</text:p>
          </table:table-cell>
          <table:table-cell table:style-name="Default"/>
          <table:table-cell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gdrom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2">00/00/0000</text:date>, <text:time style:data-style-name="N2" text:time-value="08:41:12.2040559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2:23:10.888240473</meta:creation-date>
    <dc:date>2025-06-22T08:43:22.151619441</dc:date>
    <meta:editing-duration>PT30M46S</meta:editing-duration>
    <meta:editing-cycles>10</meta:editing-cycles>
    <meta:generator>LibreOffice/24.2.7.2$Linux_X86_64 LibreOffice_project/420$Build-2</meta:generator>
    <meta:document-statistic meta:table-count="1" meta:cell-count="252" meta:object-count="0"/>
  </office:meta>
</office:document-meta>
</file>